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A6000000E530BA4D65.svm" manifest:media-type=""/>
  <manifest:file-entry manifest:full-path="Pictures/200000010000008C000000A1EC66DA91.svm" manifest:media-type=""/>
  <manifest:file-entry manifest:full-path="Pictures/200000010000046400000135682E194F.svm" manifest:media-type=""/>
  <manifest:file-entry manifest:full-path="Pictures/200000010000008C000000A14E2E7076.svm" manifest:media-type=""/>
  <manifest:file-entry manifest:full-path="Pictures/200000010000046400000135453477DD.svm" manifest:media-type=""/>
  <manifest:file-entry manifest:full-path="Pictures/2000000100000464000001356FC27206.svm" manifest:media-type=""/>
  <manifest:file-entry manifest:full-path="Pictures/20000001000000AA000000FA4A90AAC7.svm" manifest:media-type=""/>
  <manifest:file-entry manifest:full-path="Pictures/20000001000000B20000014209EE71EA.svm" manifest:media-type=""/>
  <manifest:file-entry manifest:full-path="Pictures/20000001000002870000012DCDC03EB6.svm" manifest:media-type=""/>
  <manifest:file-entry manifest:full-path="Pictures/20000001000002CF000000D80AF979AF.svm" manifest:media-type=""/>
  <manifest:file-entry manifest:full-path="Pictures/200000010000046800000135FB267AB4.svm" manifest:media-type=""/>
  <manifest:file-entry manifest:full-path="Pictures/200000010000046400000135DB5A5BF0.svm" manifest:media-type=""/>
  <manifest:file-entry manifest:full-path="Pictures/20000001000000A6000000A155A79189.svm" manifest:media-type=""/>
  <manifest:file-entry manifest:full-path="Pictures/200000010000046400000135051835E2.svm" manifest:media-type=""/>
  <manifest:file-entry manifest:full-path="Pictures/2000000100000088000000FA466A6DA3.svm" manifest:media-type=""/>
  <manifest:file-entry manifest:full-path="Pictures/200000010000046400000135AE6DC088.svm" manifest:media-type=""/>
  <manifest:file-entry manifest:full-path="Pictures/200000010000045C00000135D806F30E.svm" manifest:media-type=""/>
  <manifest:file-entry manifest:full-path="Pictures/200000010000014200000129F2269856.svm" manifest:media-type=""/>
  <manifest:file-entry manifest:full-path="Pictures/2000132B00004F1D00003B5633AABD7C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I_{B1}, v_{I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I_{B2}, v_{I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I_{B3}, v_{I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I_{B4}, v_{I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I_{B5}, v_{I5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I_{B6}, v_{I6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TexMathsArgs="10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I_{B0}, v_{I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I_{B9},v_{I9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0.187cm" svg:height="5.679cm" svg:x="0.208cm" svg:y="0.435cm">
          <draw:image xlink:href="Pictures/2000132B00004F1D00003B5633AABD7C.wmf" xlink:type="simple" xlink:show="embed" xlink:actuate="onLoad">
            <text:p/>
          </draw:image>
          <draw:glue-point draw:id="4" svg:x="3.695cm" svg:y="3.799cm"/>
          <draw:glue-point draw:id="5" svg:x="3.312cm" svg:y="1.29cm"/>
        </draw:frame>
        <draw:frame draw:style-name="gr2" draw:text-style-name="P1" draw:layer="layout" svg:width="0.862cm" svg:height="0.258cm" svg:x="9.551cm" svg:y="5.291cm">
          <draw:image xlink:href="Pictures/20000001000002CF000000D80AF979AF.svm" xlink:type="simple" xlink:show="embed" xlink:actuate="onLoad">
            <text:p/>
          </draw:image>
        </draw:frame>
        <draw:frame draw:style-name="gr3" draw:text-style-name="P1" draw:layer="layout" svg:width="0.385cm" svg:height="0.355cm" svg:x="1.536cm" svg:y="0.354cm">
          <draw:image xlink:href="Pictures/200000010000014200000129F2269856.svm" xlink:type="simple" xlink:show="embed" xlink:actuate="onLoad">
            <text:p/>
          </draw:image>
        </draw:frame>
        <draw:frame draw:style-name="gr4" xml:id="id1" draw:id="id1" draw:layer="layout" svg:width="1.988cm" svg:height="0.916cm" svg:x="10.689cm" svg:y="2.266cm">
          <draw:text-box>
            <text:p>خطِ بوجھ</text:p>
          </draw:text-box>
        </draw:frame>
        <draw:connector draw:style-name="gr5" draw:text-style-name="P1" draw:layer="layout" draw:type="curve" svg:x1="11.683cm" svg:y1="3.182cm" svg:x2="8.674cm" svg:y2="4.006cm" draw:start-shape="id1" draw:start-glue-point="2" draw:end-shape="id2" draw:end-glue-point="5" svg:d="M11683 3182c0 550-1003 824-3009 824" svg:viewBox="0 0 3010 825">
          <text:p/>
        </draw:connector>
        <draw:frame draw:style-name="gr6" draw:text-style-name="P1" draw:layer="layout" svg:width="0.775cm" svg:height="0.36cm" svg:x="8.425cm" svg:y="5.624cm">
          <draw:image xlink:href="Pictures/20000001000002870000012DCDC03EB6.svm" xlink:type="simple" xlink:show="embed" xlink:actuate="onLoad">
            <text:p/>
          </draw:image>
        </draw:frame>
        <draw:frame draw:style-name="gr7" draw:text-style-name="P1" draw:layer="layout" svg:width="1.115cm" svg:height="0.308cm" svg:x="9.261cm" svg:y="4.735cm">
          <draw:image xlink:href="Pictures/200000010000045C00000135D806F30E.svm" xlink:type="simple" xlink:show="embed" xlink:actuate="onLoad">
            <text:p/>
          </draw:image>
        </draw:frame>
        <draw:frame draw:style-name="gr8" draw:text-style-name="P1" draw:layer="layout" svg:width="1.123cm" svg:height="0.308cm" svg:x="9.261cm" svg:y="4.165cm">
          <draw:image xlink:href="Pictures/200000010000046400000135AE6DC088.svm" xlink:type="simple" xlink:show="embed" xlink:actuate="onLoad">
            <text:p/>
          </draw:image>
        </draw:frame>
        <draw:frame draw:style-name="gr9" draw:text-style-name="P1" draw:layer="layout" svg:width="1.123cm" svg:height="0.308cm" svg:x="9.261cm" svg:y="3.562cm">
          <draw:image xlink:href="Pictures/200000010000046400000135051835E2.svm" xlink:type="simple" xlink:show="embed" xlink:actuate="onLoad">
            <text:p/>
          </draw:image>
        </draw:frame>
        <draw:frame draw:style-name="gr10" draw:text-style-name="P1" draw:layer="layout" svg:width="1.127cm" svg:height="0.308cm" svg:x="9.261cm" svg:y="3.15cm">
          <draw:image xlink:href="Pictures/200000010000046800000135FB267AB4.svm" xlink:type="simple" xlink:show="embed" xlink:actuate="onLoad">
            <text:p/>
          </draw:image>
        </draw:frame>
        <draw:frame draw:style-name="gr11" draw:text-style-name="P1" draw:layer="layout" svg:width="1.123cm" svg:height="0.308cm" svg:x="9.261cm" svg:y="2.738cm">
          <draw:image xlink:href="Pictures/200000010000046400000135453477DD.svm" xlink:type="simple" xlink:show="embed" xlink:actuate="onLoad">
            <text:p/>
          </draw:image>
        </draw:frame>
        <draw:frame draw:style-name="gr12" draw:text-style-name="P1" draw:layer="layout" svg:width="1.123cm" svg:height="0.308cm" svg:x="9.261cm" svg:y="2.296cm">
          <draw:image xlink:href="Pictures/2000000100000464000001356FC27206.svm" xlink:type="simple" xlink:show="embed" xlink:actuate="onLoad">
            <text:p/>
          </draw:image>
        </draw:frame>
        <draw:custom-shape draw:style-name="gr13" draw:text-style-name="P1" draw:layer="layout" svg:width="0.132cm" svg:height="0.132cm" svg:x="8.764cm" svg:y="5.3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8.631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8.593cm" svg:y="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8.539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5.138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0.139cm" svg:height="0.16cm" svg:x="8.41cm" svg:y="4.068cm">
          <draw:image xlink:href="Pictures/200000010000008C000000A14E2E7076.svm" xlink:type="simple" xlink:show="embed" xlink:actuate="onLoad">
            <text:p/>
          </draw:image>
        </draw:frame>
        <draw:frame draw:style-name="gr15" draw:text-style-name="P1" draw:layer="layout" svg:width="0.135cm" svg:height="0.249cm" svg:x="8.443cm" svg:y="4.558cm">
          <draw:image xlink:href="Pictures/2000000100000088000000FA466A6DA3.svm" xlink:type="simple" xlink:show="embed" xlink:actuate="onLoad">
            <text:p/>
          </draw:image>
        </draw:frame>
        <draw:frame draw:style-name="gr16" draw:text-style-name="P1" draw:layer="layout" svg:width="0.165cm" svg:height="0.16cm" svg:x="8.497cm" svg:y="5.197cm">
          <draw:image xlink:href="Pictures/20000001000000A6000000A155A79189.svm" xlink:type="simple" xlink:show="embed" xlink:actuate="onLoad">
            <text:p/>
          </draw:image>
        </draw:frame>
        <draw:frame draw:style-name="gr17" draw:text-style-name="P1" draw:layer="layout" svg:width="0.169cm" svg:height="0.249cm" svg:x="8.707cm" svg:y="3.409cm">
          <draw:image xlink:href="Pictures/20000001000000AA000000FA4A90AAC7.svm" xlink:type="simple" xlink:show="embed" xlink:actuate="onLoad">
            <text:p/>
          </draw:image>
        </draw:frame>
        <draw:frame draw:style-name="gr18" draw:text-style-name="P1" xml:id="id3" draw:id="id3" draw:layer="layout" svg:width="1.123cm" svg:height="0.308cm" svg:x="10.185cm" svg:y="5.676cm">
          <draw:image xlink:href="Pictures/200000010000046400000135DB5A5BF0.svm" xlink:type="simple" xlink:show="embed" xlink:actuate="onLoad">
            <text:p/>
          </draw:image>
        </draw:frame>
        <draw:connector draw:style-name="gr5" draw:text-style-name="P1" draw:layer="layout" draw:type="curve" draw:line-skew="9.836cm -1.009cm" svg:x1="10.185cm" svg:y1="5.83cm" svg:x2="9.065cm" svg:y2="5.431cm" draw:start-shape="id3" draw:start-glue-point="3" draw:end-shape="id2" draw:end-glue-point="4" svg:d="M10185 5830c-963 0-801-41-841-20s-279 101-279-379" svg:viewBox="0 0 1121 400">
          <text:p/>
        </draw:connector>
        <draw:frame draw:style-name="gr19" draw:text-style-name="P1" draw:layer="layout" svg:width="1.123cm" svg:height="0.308cm" svg:x="9.261cm" svg:y="0.648cm">
          <draw:image xlink:href="Pictures/200000010000046400000135682E194F.svm" xlink:type="simple" xlink:show="embed" xlink:actuate="onLoad">
            <text:p/>
          </draw:image>
        </draw:frame>
        <draw:custom-shape draw:style-name="gr13" draw:text-style-name="P1" draw:layer="layout" svg:width="0.132cm" svg:height="0.132cm" svg:x="8.438cm" svg:y="3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0.139cm" svg:height="0.16cm" svg:x="8.303cm" svg:y="3.434cm">
          <draw:image xlink:href="Pictures/200000010000008C000000A1EC66DA91.svm" xlink:type="simple" xlink:show="embed" xlink:actuate="onLoad">
            <text:p/>
          </draw:image>
        </draw:frame>
        <draw:frame draw:style-name="gr21" draw:text-style-name="P1" draw:layer="layout" svg:width="0.177cm" svg:height="0.321cm" svg:x="5.282cm" svg:y="2.792cm">
          <draw:image xlink:href="Pictures/20000001000000B20000014209EE71EA.svm" xlink:type="simple" xlink:show="embed" xlink:actuate="onLoad">
            <text:p/>
          </draw:image>
        </draw:frame>
        <draw:custom-shape draw:style-name="gr13" draw:text-style-name="P1" draw:layer="layout" svg:width="0.132cm" svg:height="0.132cm" svg:x="1.877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0.165cm" svg:height="0.228cm" svg:x="2.147cm" svg:y="2.867cm">
          <draw:image xlink:href="Pictures/20000001000000A6000000E530BA4D6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5:39:39</meta:creation-date>
    <meta:editing-duration>PT3H10M58S</meta:editing-duration>
    <meta:editing-cycles>17</meta:editing-cycles>
    <meta:generator>LibreOffice/4.2.8.2$Linux_x86 LibreOffice_project/420m0$Build-2</meta:generator>
    <dc:title>kkkFigures</dc:title>
    <meta:initial-creator>kkk </meta:initial-creator>
    <dc:date>2017-03-26T10:45:28.650761433</dc:date>
    <meta:document-statistic meta:object-count="29"/>
    <meta:template xlink:type="simple" xlink:actuate="onRequest" xlink:title="kkkFigures" xlink:href="../../../../../.libreoffice/3/user/template/kkkFigures.otg" meta:date="2014-11-01T15:39:38"/>
  </office:meta>
</office:document-meta>
</file>